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5" calcext:value-type="float">
            <text:p>9834983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6" calcext:value-type="float">
            <text:p>9834983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 style:data-style-name="N2" text:time-value="12:00:30.62790522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2-05-23T12:00:36.413150755</dc:date>
    <meta:generator>LibreOffice/6.0.7.3$Linux_X86_64 LibreOffice_project/00m0$Build-3</meta:generator>
    <meta:editing-duration>PT6H5M22S</meta:editing-duration>
    <meta:editing-cycles>25</meta:editing-cycles>
    <meta:document-statistic meta:table-count="1" meta:cell-count="25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